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Alexandria: The Clarkson Open Source Institute's Library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Being Written By:</text:span></text:p>
            <text:p><text:span text:style-name="T1">Alex Macri</text:span></text:p>
            <text:p><text:span text:style-name="T1">Adam Kimball</text:span></text:p>
            <text:p><text:span text:style-name="T1">Corey Richard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y A Library Database?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he Clarkson Open Source Institute currently has three shelves full of unorganized books.</text:p>
              </text:list-item>
              <text:list-item>
                <text:p>There is no inventory of these books currently being kept.</text:p>
              </text:list-item>
              <text:list-item>
                <text:p>Nobody has a reliable way of borrowing them! They mostly stay in the la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lient Requirement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onvenience – It should be easier to check out a book</text:p>
              </text:list-item>
              <text:list-item>
                <text:p>Organization – There should be some way to determine whether the Labs own a book, and if so, its availability status.</text:p>
              </text:list-item>
              <text:list-item>
                <text:p>Maintainability – All resources used should be capable of running on preexisting equipment in the Labs, and use a standard database format for any library admins to chan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Desirable System Featur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peed – book queries should load quickly (&lt;5sec), and scanning should register on the first try.</text:p>
              </text:list-item>
              <text:list-item>
                <text:p>Ease of Identification – Students shouldn't be required to register a separate identity to take out books, when they already have a Clarkson Student ID</text:p>
              </text:list-item>
              <text:list-item>
                <text:p>Ease on the Eyes – the web interface should be at least relatively nice to look 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ork Done/To Be Don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orey Richardson:</text:p>
                <text:list>
                  <text:list-item>
                    <text:p>Completed: </text:p>
                    <text:list>
                      <text:list-item>
                        <text:p>Completed the scanner interface</text:p>
                      </text:list-item>
                      <text:list-item>
                        <text:p>Linked currently existing pieces of the system together</text:p>
                      </text:list-item>
                      <text:list-item>
                        <text:p>Completed interaction with database to register new books, and check in/out existing ones</text:p>
                      </text:list-item>
                    </text:list>
                  </text:list-item>
                  <text:list-item>
                    <text:p>In progress:</text:p>
                    <text:list>
                      <text:list-item>
                        <text:p>Create physical enclosure for scanner</text:p>
                      </text:list-item>
                      <text:list-item>
                        <text:p>Register all books into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ork Done/To Be Don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dam Kimball:</text:p>
                <text:list>
                  <text:list-item>
                    <text:p>Completed:</text:p>
                    <text:list>
                      <text:list-item>
                        <text:p>Search interface</text:p>
                      </text:list-item>
                      <text:list-item>
                        <text:p>Fetching of results from the database</text:p>
                      </text:list-item>
                      <text:list-item>
                        <text:p>Organization of results into a user-facing table</text:p>
                      </text:list-item>
                    </text:list>
                  </text:list-item>
                  <text:list-item>
                    <text:p>In Progress:</text:p>
                    <text:list>
                      <text:list-item>
                        <text:p>Administration features</text:p>
                      </text:list-item>
                      <text:list-item>
                        <text:p>Streamlining of further searches</text:p>
                      </text:list-item>
                      <text:list-item>
                        <text:p>Generation of individual book webp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ork Done/To Be Don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lex Macri:</text:p>
                <text:list>
                  <text:list-item>
                    <text:p>Completed:</text:p>
                    <text:list>
                      <text:list-item>
                        <text:p>Initialization of book, user and history database</text:p>
                      </text:list-item>
                      <text:list-item>
                        <text:p>Interface to serve books and users to front-end</text:p>
                      </text:list-item>
                      <text:list-item>
                        <text:p>Interface to take book input from scanner</text:p>
                      </text:list-item>
                    </text:list>
                  </text:list-item>
                  <text:list-item>
                    <text:p>In Progress:</text:p>
                    <text:list>
                      <text:list-item>
                        <text:p>User authentication</text:p>
                      </text:list-item>
                      <text:list-item>
                        <text:p>Display history of books checkin and checkout stat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Repositor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/>
                <text:p><text:s text:c="13"/>https://github.com/cmr/alexandri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ork for Next Iterati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Further testing</text:p>
                <text:list>
                  <text:list-item>
                    <text:p>Patching of any discovered bugs</text:p>
                  </text:list-item>
                </text:list>
              </text:list-item>
              <text:list-item>
                <text:p>Integration into COSI Server Room</text:p>
              </text:list-item>
              <text:list-item>
                <text:p>Lots of general polishing and minor feature improv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1cm" svg:height="3.507cm" svg:x="1.679cm" svg:y="8.277cm" presentation:class="title" presentation:user-transformed="true">
          <draw:text-box>
            <text:p>Time for a 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4:57:35.173610863</meta:creation-date>
    <dc:date>2014-10-28T15:46:48.941399017</dc:date>
    <meta:editing-duration>PT39M36S</meta:editing-duration>
    <meta:editing-cycles>10</meta:editing-cycles>
    <meta:generator>LibreOffice/4.2.6.3$Linux_X86_64 LibreOffice_project/420m0$Build-3</meta:generator>
    <meta:document-statistic meta:object-count="60"/>
  </office:meta>
</office:document-meta>
</file>